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://www.unn.edu.ng/?p=16102http://www.unn.edu.ng/?p=16102http://www.unn.edu.ng/?p=16040http://www.unn.edu.ng/?p=15918http://www.unn.edu.ng/?p=16015http://www.unn.edu.ng/?p=15901" office:target-frame-name="_top" xlink:show="replace"><text:span text:style-name="Hyperlink">http://www.unn.edu.ng/?p=16102http://www.unn.edu.ng/?p=16102http://www.unn.edu.ng/?p=16040http://www.unn.edu.ng/?p=15918http://www.unn.edu.ng/?p=16015http://www.unn.edu.ng/?p=15901</text:span></text:a></text:p>
      <text:p text:style-name="Normal"><text:a xlink:href="http://www.unn.edu.ng/?p=16069" office:target-frame-name="_top" xlink:show="replace"><text:span text:style-name="Hyperlink">http://www.unn.edu.ng/?p=16069</text:span></text:a></text:p>
      <text:p text:style-name="Normal">Undergraduate</text:p>
      <text:p text:style-name="Normal">To become a student, one has to meet the following General Entry Requirements;</text:p>
      <text:p text:style-name="Normal"/>
      <text:p text:style-name="Normal">Age Limit: No person under the age of sixteen (16) years may be admitted to the University as a student.</text:p>
      <text:p text:style-name="Normal">Admission Requirements: University of Nigeria, Nsukka requires all candidates applying for admission into any of its courses to possess five credit level passes which must include a credit pass in English Language and a Science subject in not more than two sittings.</text:p>
      <text:p text:style-name="Normal">Entry requirement for Direct Entry must include UTME requirement for that particular course.</text:p>
      <text:p text:style-name="Normal">Prospective candidates for the University of Nigeria should also click the appropriate links below for updates on both University and Departmental Entry requirements</text:p>
      <text:p text:style-name="Normal"><text:s/></text:p>
      <text:p text:style-name="Normal"/>
      <text:p text:style-name="Normal"><text:s text:c="11"/>Admission by Entrance Examination</text:p>
      <text:p text:style-name="Normal"/>
      <text:p text:style-name="Normal"><text:s text:c="11"/>Admission by Direct Entry</text:p>
      <text:p text:style-name="Normal"/>
      <text:p text:style-name="Normal"><text:s text:c="11"/>Admission by Transfer</text:p>
      <text:p text:style-name="Normal"/>
      <text:p text:style-name="Normal"><text:s text:c="11"/>Sandwich Programme</text:p>
      <text:p text:style-name="Normal"/>
      <text:p text:style-name="Normal"><text:s text:c="10"/>Other Admission Details</text:p>
      <text:p text:style-name="Normal"/>
      <text:p text:style-name="Normal"><text:s text:c="10"/>Regulations on Occasional Students</text:p>
      <text:p text:style-name="Normal"/>
      <text:p text:style-name="Normal"><text:s text:c="10"/>All Approved Subjects</text:p>
      <text:p text:style-name="Normal"/>
      <text:p text:style-name="Normal"><text:s/></text:p>
      <text:p text:style-name="Normal"/>
      <text:p text:style-name="Normal"><text:s/></text:p>
      <text:p text:style-name="Normal"/>
      <text:p text:style-name="Normal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7T16:16:00Z</meta:creation-date>
    <dc:date>2022-04-27T16:16:00Z</dc:date>
    <meta:template xlink:href="Normal.dotm" xlink:type="simple"/>
    <meta:editing-cycles>5</meta:editing-cycles>
    <meta:editing-duration>PT240S</meta:editing-duration>
    <meta:document-statistic meta:page-count="1" meta:paragraph-count="2" meta:word-count="217" meta:character-count="1454" meta:row-count="10" meta:non-whitespace-character-count="1239"/>
  </office:meta>
</office:document-meta>
</file>